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Whitney" fo:font-size="12pt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37%" fo:text-indent="0cm" style:auto-text-indent="false"/>
      <style:text-properties officeooo:paragraph-rsid="00093a1b"/>
    </style:style>
    <style:style style:name="T1" style:family="text">
      <style:text-properties fo:font-variant="normal" fo:text-transform="none" loext:padding="0cm" loext:border="none"/>
    </style:style>
    <style:style style:name="T2" style:family="text">
      <style:text-properties fo:font-variant="normal" fo:text-transform="none" style:font-name="inherit" fo:font-size="12pt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- Quels acteurs ont le prénom "Scarlett " </text:span></text:p>
      <text:p text:style-name="P3"><text:span text:style-name="T2">2- Quels acteurs ont le nom de famille "Johansson " </text:span></text:p>
      <text:p text:style-name="P3"><text:span text:style-name="T2">3- Combien de noms de famille d'acteurs distincts y a-t-il ? </text:span></text:p>
      <text:p text:style-name="P3"><text:span text:style-name="T2">4- Quels noms de famille ne sont pas répétés ? </text:span></text:p>
      <text:p text:style-name="P3"><text:span text:style-name="T2">5- Quels noms de famille apparaissent plus d'une fois ? </text:span></text:p>
      <text:p text:style-name="P3"><text:span text:style-name="T2">6- Quel acteur est apparu dans le plus grand nombre de films ? </text:span></text:p>
      <text:p text:style-name="P3"><text:span text:style-name="T2">7- Insérez un enregistrement représentant Mary Smith louant "Academy Dinosaur" de Mike Hillyer au magasin 1 aujourd'hui. </text:span></text:p>
      <text:p text:style-name="P3"><text:span text:style-name="T2">8- Quand "Academy Dinosaur" est-il sortie ?</text:span></text:p>
      <text:p text:style-name="P3"><text:span text:style-name="T2"><text:s/>9- Quelle est la durée moyenne de tous les films ? </text:span></text:p>
      <text:p text:style-name="P3"><text:span text:style-name="T2">10- Quelle est la durée moyenne des films par catégorie ? </text:span></text:p>
      <text:p text:style-name="P3"><text:span text:style-name="T2">11- Pourquoi cette requête renvoie-t-elle aucun resultats ? select * from film natural join inventory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1:12:00.394409478</meta:creation-date>
    <dc:date>2020-07-15T13:32:57.815956103</dc:date>
    <meta:editing-duration>PT2H10M47S</meta:editing-duration>
    <meta:editing-cycles>1</meta:editing-cycles>
    <meta:document-statistic meta:table-count="0" meta:image-count="0" meta:object-count="0" meta:page-count="1" meta:paragraph-count="11" meta:word-count="123" meta:character-count="697" meta:non-whitespace-character-count="575"/>
    <meta:generator>LibreOffice/6.0.7.3$Linux_X86_64 LibreOffice_project/00m0$Build-3</meta:generator>
  </office:meta>
</office:document-meta>
</file>